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style:text-underline-style="solid" style:text-underline-color="font-color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>
      <style:text-properties fo:color="#1155cc" style:text-underline-style="solid" style:text-underline-color="font-color"/>
    </style:style>
    <style:style style:name="T2_3" style:family="text"/>
    <style:style style:name="T2_4" style:family="text">
      <style:text-properties fo:color="#1155cc" style:text-underline-style="solid" style:text-underline-color="font-color"/>
    </style:style>
    <style:style style:name="T2_5" style:family="text"/>
    <style:style style:name="T2_6" style:family="text">
      <style:text-properties fo:color="#1155cc" style:text-underline-style="solid" style:text-underline-color="font-color"/>
    </style:style>
    <style:style style:name="T2_7" style:family="text"/>
    <style:style style:name="T2_8" style:family="text">
      <style:text-properties fo:color="#1155cc" style:text-underline-style="solid" style:text-underline-color="font-color"/>
    </style:style>
    <style:style style:name="T2_9" style:family="text"/>
    <style:style style:name="T2_10" style:family="text">
      <style:text-properties fo:color="#1155cc" style:text-underline-style="solid" style:text-underline-color="font-color"/>
    </style:style>
    <style:style style:name="T2_11" style:family="text"/>
    <style:style style:name="T2_12" style:family="text">
      <style:text-properties fo:color="#1155cc" style:text-underline-style="solid" style:text-underline-color="font-color"/>
    </style:style>
    <style:style style:name="T2_13" style:family="text"/>
    <style:style style:name="T2_14" style:family="text">
      <style:text-properties fo:color="#1155cc" style:text-underline-style="solid" style:text-underline-color="font-color"/>
    </style:style>
    <style:style style:name="T2_15" style:family="text"/>
    <style:style style:name="T2_16" style:family="text">
      <style:text-properties fo:color="#1155cc" style:text-underline-style="solid" style:text-underline-color="font-color"/>
    </style:style>
    <style:style style:name="T2_17" style:family="text"/>
    <style:style style:name="T2_18" style:family="text">
      <style:text-properties fo:color="#1155cc" style:text-underline-style="solid" style:text-underline-color="font-color"/>
    </style:style>
    <style:style style:name="T2_19" style:family="text"/>
    <style:style style:name="T2_20" style:family="text">
      <style:text-properties fo:color="#1155cc" style:text-underline-style="solid" style:text-underline-color="font-color"/>
    </style:style>
    <style:style style:name="T2_21" style:family="text"/>
    <style:style style:name="T2_22" style:family="text">
      <style:text-properties fo:color="#1155cc" style:text-underline-style="solid" style:text-underline-color="font-color"/>
    </style:style>
    <style:style style:name="T2_23" style:family="text"/>
    <style:style style:name="T2_24" style:family="text">
      <style:text-properties fo:color="#1155cc" style:text-underline-style="solid" style:text-underline-color="font-color"/>
    </style:style>
    <style:style style:name="T2_25" style:family="text"/>
    <style:style style:name="T2_26" style:family="text">
      <style:text-properties fo:color="#1155cc" style:text-underline-style="solid" style:text-underline-color="font-color"/>
    </style:style>
    <style:style style:name="T2_27" style:family="text"/>
    <style:style style:name="T2_28" style:family="text">
      <style:text-properties fo:color="#1155cc" style:text-underline-style="solid" style:text-underline-color="font-color"/>
    </style:style>
    <style:style style:name="T2_29" style:family="text"/>
    <style:style style:name="T2_30" style:family="text">
      <style:text-properties fo:color="#1155cc" style:text-underline-style="solid" style:text-underline-color="font-color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>
      <style:text-properties fo:color="#1155cc" style:text-underline-style="solid" style:text-underline-color="font-color"/>
    </style:style>
    <style:style style:name="T3_3" style:family="text"/>
    <style:style style:name="T3_4" style:family="text">
      <style:text-properties fo:color="#1155cc" style:text-underline-style="solid" style:text-underline-color="font-color"/>
    </style:style>
    <style:style style:name="T3_5" style:family="text"/>
    <style:style style:name="T3_6" style:family="text">
      <style:text-properties fo:color="#1155cc" style:text-underline-style="solid" style:text-underline-color="font-color"/>
    </style:style>
    <style:style style:name="T3_7" style:family="text"/>
    <style:style style:name="T3_8" style:family="text">
      <style:text-properties fo:color="#1155cc" style:text-underline-style="solid" style:text-underline-color="font-color"/>
    </style:style>
    <style:style style:name="T3_9" style:family="text"/>
    <style:style style:name="T3_10" style:family="text">
      <style:text-properties fo:color="#1155cc" style:text-underline-style="solid" style:text-underline-color="font-color"/>
    </style:style>
    <style:style style:name="T3_11" style:family="text"/>
    <style:style style:name="T3_12" style:family="text">
      <style:text-properties fo:color="#1155cc" style:text-underline-style="solid" style:text-underline-color="font-color"/>
    </style:style>
    <style:style style:name="T3_13" style:family="text"/>
    <style:style style:name="T3_14" style:family="text">
      <style:text-properties fo:color="#1155cc" style:text-underline-style="solid" style:text-underline-color="font-color"/>
    </style:style>
    <style:style style:name="T3_15" style:family="text"/>
    <style:style style:name="T3_16" style:family="text">
      <style:text-properties fo:color="#1155cc" style:text-underline-style="solid" style:text-underline-color="font-color"/>
    </style:style>
    <style:style style:name="T3_17" style:family="text"/>
    <style:style style:name="T3_18" style:family="text">
      <style:text-properties fo:color="#1155cc" style:text-underline-style="solid" style:text-underline-color="font-color"/>
    </style:style>
    <style:style style:name="T3_19" style:family="text"/>
    <style:style style:name="T3_20" style:family="text">
      <style:text-properties fo:color="#1155cc" style:text-underline-style="solid" style:text-underline-color="font-color"/>
    </style:style>
    <style:style style:name="T3_21" style:family="text"/>
    <style:style style:name="T3_22" style:family="text">
      <style:text-properties fo:color="#1155cc" style:text-underline-style="solid" style:text-underline-color="font-color"/>
    </style:style>
    <style:style style:name="T3_23" style:family="text"/>
    <style:style style:name="T3_24" style:family="text">
      <style:text-properties fo:color="#1155cc" style:text-underline-style="solid" style:text-underline-color="font-color"/>
    </style:style>
    <style:style style:name="T3_25" style:family="text"/>
    <style:style style:name="T3_26" style:family="text">
      <style:text-properties fo:color="#1155cc" style:text-underline-style="solid" style:text-underline-color="font-color"/>
    </style:style>
    <style:style style:name="T3_27" style:family="text"/>
    <style:style style:name="T3_28" style:family="text">
      <style:text-properties fo:color="#1155cc" style:text-underline-style="solid" style:text-underline-color="font-color"/>
    </style:style>
    <style:style style:name="T3_29" style:family="text"/>
    <style:style style:name="T3_30" style:family="text">
      <style:text-properties fo:color="#1155cc" style:text-underline-style="solid" style:text-underline-color="font-color"/>
    </style:style>
    <style:style style:name="T3_31" style:family="text"/>
    <style:style style:name="T3_32" style:family="text">
      <style:text-properties fo:color="#1155cc" style:text-underline-style="solid" style:text-underline-color="font-color"/>
    </style:style>
    <style:style style:name="T3_33" style:family="text"/>
    <style:style style:name="T3_34" style:family="text">
      <style:text-properties fo:color="#1155cc" style:text-underline-style="solid" style:text-underline-color="font-color"/>
    </style:style>
    <style:style style:name="T3_35" style:family="text"/>
    <style:style style:name="T3_36" style:family="text">
      <style:text-properties fo:color="#1155cc" style:text-underline-style="solid" style:text-underline-color="font-color"/>
    </style:style>
    <style:style style:name="T3_37" style:family="text"/>
    <style:style style:name="T3_38" style:family="text">
      <style:text-properties fo:color="#1155cc" style:text-underline-style="solid" style:text-underline-color="font-color"/>
    </style:style>
    <style:style style:name="T3_39" style:family="text"/>
    <style:style style:name="T3_40" style:family="text">
      <style:text-properties fo:color="#1155cc" style:text-underline-style="solid" style:text-underline-color="font-color"/>
    </style:style>
    <style:style style:name="T3_41" style:family="text"/>
    <style:style style:name="T3_42" style:family="text">
      <style:text-properties fo:color="#1155cc" style:text-underline-style="solid" style:text-underline-color="font-color"/>
    </style:style>
  </office:automatic-styles>
  <office:body>
    <office:text>
      <text:p text:style-name="P1"><text:span text:style-name="T1_1">References</text:span></text:p>
      <text:p text:style-name="P2"><text:span text:style-name="T2_1"><text:a xlink:type="simple" xlink:href="http://www.harding.edu/fmccown/cpp_strings.pdf"><text:span text:style-name="T2_2">http</text:span></text:a></text:span><text:span text:style-name="T2_3"><text:a xlink:type="simple" xlink:href="http://www.harding.edu/fmccown/cpp_strings.pdf"><text:span text:style-name="T2_4">://</text:span></text:a></text:span><text:span text:style-name="T2_5"><text:a xlink:type="simple" xlink:href="http://www.harding.edu/fmccown/cpp_strings.pdf"><text:span text:style-name="T2_6">www</text:span></text:a></text:span><text:span text:style-name="T2_7"><text:a xlink:type="simple" xlink:href="http://www.harding.edu/fmccown/cpp_strings.pdf"><text:span text:style-name="T2_8">.</text:span></text:a></text:span><text:span text:style-name="T2_9"><text:a xlink:type="simple" xlink:href="http://www.harding.edu/fmccown/cpp_strings.pdf"><text:span text:style-name="T2_10">harding</text:span></text:a></text:span><text:span text:style-name="T2_11"><text:a xlink:type="simple" xlink:href="http://www.harding.edu/fmccown/cpp_strings.pdf"><text:span text:style-name="T2_12">.</text:span></text:a></text:span><text:span text:style-name="T2_13"><text:a xlink:type="simple" xlink:href="http://www.harding.edu/fmccown/cpp_strings.pdf"><text:span text:style-name="T2_14">edu</text:span></text:a></text:span><text:span text:style-name="T2_15"><text:a xlink:type="simple" xlink:href="http://www.harding.edu/fmccown/cpp_strings.pdf"><text:span text:style-name="T2_16">/</text:span></text:a></text:span><text:span text:style-name="T2_17"><text:a xlink:type="simple" xlink:href="http://www.harding.edu/fmccown/cpp_strings.pdf"><text:span text:style-name="T2_18">fmccown</text:span></text:a></text:span><text:span text:style-name="T2_19"><text:a xlink:type="simple" xlink:href="http://www.harding.edu/fmccown/cpp_strings.pdf"><text:span text:style-name="T2_20">/</text:span></text:a></text:span><text:span text:style-name="T2_21"><text:a xlink:type="simple" xlink:href="http://www.harding.edu/fmccown/cpp_strings.pdf"><text:span text:style-name="T2_22">cpp</text:span></text:a></text:span><text:span text:style-name="T2_23"><text:a xlink:type="simple" xlink:href="http://www.harding.edu/fmccown/cpp_strings.pdf"><text:span text:style-name="T2_24">_</text:span></text:a></text:span><text:span text:style-name="T2_25"><text:a xlink:type="simple" xlink:href="http://www.harding.edu/fmccown/cpp_strings.pdf"><text:span text:style-name="T2_26">strings</text:span></text:a></text:span><text:span text:style-name="T2_27"><text:a xlink:type="simple" xlink:href="http://www.harding.edu/fmccown/cpp_strings.pdf"><text:span text:style-name="T2_28">.</text:span></text:a></text:span><text:span text:style-name="T2_29"><text:a xlink:type="simple" xlink:href="http://www.harding.edu/fmccown/cpp_strings.pdf"><text:span text:style-name="T2_30">pdf</text:span></text:a></text:span></text:p>
      <text:p text:style-name="P3"><text:span text:style-name="T3_1"><text:a xlink:type="simple" xlink:href="http://www.stanford.edu/class/cs106x/handouts/08-C++-Strings.pdf"><text:span text:style-name="T3_2">http</text:span></text:a></text:span><text:span text:style-name="T3_3"><text:a xlink:type="simple" xlink:href="http://www.stanford.edu/class/cs106x/handouts/08-C++-Strings.pdf"><text:span text:style-name="T3_4">://</text:span></text:a></text:span><text:span text:style-name="T3_5"><text:a xlink:type="simple" xlink:href="http://www.stanford.edu/class/cs106x/handouts/08-C++-Strings.pdf"><text:span text:style-name="T3_6">www</text:span></text:a></text:span><text:span text:style-name="T3_7"><text:a xlink:type="simple" xlink:href="http://www.stanford.edu/class/cs106x/handouts/08-C++-Strings.pdf"><text:span text:style-name="T3_8">.</text:span></text:a></text:span><text:span text:style-name="T3_9"><text:a xlink:type="simple" xlink:href="http://www.stanford.edu/class/cs106x/handouts/08-C++-Strings.pdf"><text:span text:style-name="T3_10">stanford</text:span></text:a></text:span><text:span text:style-name="T3_11"><text:a xlink:type="simple" xlink:href="http://www.stanford.edu/class/cs106x/handouts/08-C++-Strings.pdf"><text:span text:style-name="T3_12">.</text:span></text:a></text:span><text:span text:style-name="T3_13"><text:a xlink:type="simple" xlink:href="http://www.stanford.edu/class/cs106x/handouts/08-C++-Strings.pdf"><text:span text:style-name="T3_14">edu</text:span></text:a></text:span><text:span text:style-name="T3_15"><text:a xlink:type="simple" xlink:href="http://www.stanford.edu/class/cs106x/handouts/08-C++-Strings.pdf"><text:span text:style-name="T3_16">/</text:span></text:a></text:span><text:span text:style-name="T3_17"><text:a xlink:type="simple" xlink:href="http://www.stanford.edu/class/cs106x/handouts/08-C++-Strings.pdf"><text:span text:style-name="T3_18">class</text:span></text:a></text:span><text:span text:style-name="T3_19"><text:a xlink:type="simple" xlink:href="http://www.stanford.edu/class/cs106x/handouts/08-C++-Strings.pdf"><text:span text:style-name="T3_20">/</text:span></text:a></text:span><text:span text:style-name="T3_21"><text:a xlink:type="simple" xlink:href="http://www.stanford.edu/class/cs106x/handouts/08-C++-Strings.pdf"><text:span text:style-name="T3_22">cs</text:span></text:a></text:span><text:span text:style-name="T3_23"><text:a xlink:type="simple" xlink:href="http://www.stanford.edu/class/cs106x/handouts/08-C++-Strings.pdf"><text:span text:style-name="T3_24">106</text:span></text:a></text:span><text:span text:style-name="T3_25"><text:a xlink:type="simple" xlink:href="http://www.stanford.edu/class/cs106x/handouts/08-C++-Strings.pdf"><text:span text:style-name="T3_26">x</text:span></text:a></text:span><text:span text:style-name="T3_27"><text:a xlink:type="simple" xlink:href="http://www.stanford.edu/class/cs106x/handouts/08-C++-Strings.pdf"><text:span text:style-name="T3_28">/</text:span></text:a></text:span><text:span text:style-name="T3_29"><text:a xlink:type="simple" xlink:href="http://www.stanford.edu/class/cs106x/handouts/08-C++-Strings.pdf"><text:span text:style-name="T3_30">handouts</text:span></text:a></text:span><text:span text:style-name="T3_31"><text:a xlink:type="simple" xlink:href="http://www.stanford.edu/class/cs106x/handouts/08-C++-Strings.pdf"><text:span text:style-name="T3_32">/08-</text:span></text:a></text:span><text:span text:style-name="T3_33"><text:a xlink:type="simple" xlink:href="http://www.stanford.edu/class/cs106x/handouts/08-C++-Strings.pdf"><text:span text:style-name="T3_34">C</text:span></text:a></text:span><text:span text:style-name="T3_35"><text:a xlink:type="simple" xlink:href="http://www.stanford.edu/class/cs106x/handouts/08-C++-Strings.pdf"><text:span text:style-name="T3_36">++-</text:span></text:a></text:span><text:span text:style-name="T3_37"><text:a xlink:type="simple" xlink:href="http://www.stanford.edu/class/cs106x/handouts/08-C++-Strings.pdf"><text:span text:style-name="T3_38">Strings</text:span></text:a></text:span><text:span text:style-name="T3_39"><text:a xlink:type="simple" xlink:href="http://www.stanford.edu/class/cs106x/handouts/08-C++-Strings.pdf"><text:span text:style-name="T3_40">.</text:span></text:a></text:span><text:span text:style-name="T3_41"><text:a xlink:type="simple" xlink:href="http://www.stanford.edu/class/cs106x/handouts/08-C++-Strings.pdf"><text:span text:style-name="T3_42">pdf</text:span></text:a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